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138in" text:min-label-width="0.25in" text:list-level-position-and-space-mode="label-alignment">
          <style:list-level-label-alignment text:label-followed-by="listtab" fo:margin-left="0.6638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6638in" text:min-label-width="0.25in" text:list-level-position-and-space-mode="label-alignment">
          <style:list-level-label-alignment text:label-followed-by="listtab" fo:margin-left="0.9138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9138in" text:min-label-width="0.25in" text:list-level-position-and-space-mode="label-alignment">
          <style:list-level-label-alignment text:label-followed-by="listtab" fo:margin-left="1.1638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1638in" text:min-label-width="0.25in" text:list-level-position-and-space-mode="label-alignment">
          <style:list-level-label-alignment text:label-followed-by="listtab" fo:margin-left="1.4138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4138in" text:min-label-width="0.25in" text:list-level-position-and-space-mode="label-alignment">
          <style:list-level-label-alignment text:label-followed-by="listtab" fo:margin-left="1.6638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6638in" text:min-label-width="0.25in" text:list-level-position-and-space-mode="label-alignment">
          <style:list-level-label-alignment text:label-followed-by="listtab" fo:margin-left="1.9138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9138in" text:min-label-width="0.25in" text:list-level-position-and-space-mode="label-alignment">
          <style:list-level-label-alignment text:label-followed-by="listtab" fo:margin-left="2.1638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1638in" text:min-label-width="0.25in" text:list-level-position-and-space-mode="label-alignment">
          <style:list-level-label-alignment text:label-followed-by="listtab" fo:margin-left="2.4138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4138in" text:min-label-width="0.25in" text:list-level-position-and-space-mode="label-alignment">
          <style:list-level-label-alignment text:label-followed-by="listtab" fo:margin-left="2.6638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138in" text:min-label-width="0.25in" text:list-level-position-and-space-mode="label-alignment">
          <style:list-level-label-alignment text:label-followed-by="listtab" fo:margin-left="0.6638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6638in" text:min-label-width="0.25in" text:list-level-position-and-space-mode="label-alignment">
          <style:list-level-label-alignment text:label-followed-by="listtab" fo:margin-left="0.9138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9138in" text:min-label-width="0.25in" text:list-level-position-and-space-mode="label-alignment">
          <style:list-level-label-alignment text:label-followed-by="listtab" fo:margin-left="1.1638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1638in" text:min-label-width="0.25in" text:list-level-position-and-space-mode="label-alignment">
          <style:list-level-label-alignment text:label-followed-by="listtab" fo:margin-left="1.4138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4138in" text:min-label-width="0.25in" text:list-level-position-and-space-mode="label-alignment">
          <style:list-level-label-alignment text:label-followed-by="listtab" fo:margin-left="1.6638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6638in" text:min-label-width="0.25in" text:list-level-position-and-space-mode="label-alignment">
          <style:list-level-label-alignment text:label-followed-by="listtab" fo:margin-left="1.9138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9138in" text:min-label-width="0.25in" text:list-level-position-and-space-mode="label-alignment">
          <style:list-level-label-alignment text:label-followed-by="listtab" fo:margin-left="2.1638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1638in" text:min-label-width="0.25in" text:list-level-position-and-space-mode="label-alignment">
          <style:list-level-label-alignment text:label-followed-by="listtab" fo:margin-left="2.4138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4138in" text:min-label-width="0.25in" text:list-level-position-and-space-mode="label-alignment">
          <style:list-level-label-alignment text:label-followed-by="listtab" fo:margin-left="2.6638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list-style-name="LFO1" style:family="paragraph"/>
    <style:style style:name="P19" style:parent-style-name="Standard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2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list-style-name="LFO3" style:family="paragraph"/>
    <style:style style:name="P32" style:parent-style-name="Standard" style:list-style-name="LFO3" style:family="paragraph"/>
    <style:style style:name="T33" style:parent-style-name="DefaultParagraphFont" style:family="text">
      <style:text-properties fo:color="#FF0000"/>
    </style:style>
    <style:style style:name="T34" style:parent-style-name="DefaultParagraphFont" style:family="text">
      <style:text-properties fo:color="#FF0000"/>
    </style:style>
    <style:style style:name="P35" style:parent-style-name="Standard" style:list-style-name="LFO3" style:family="paragraph"/>
    <style:style style:name="P36" style:parent-style-name="Standard" style:list-style-name="LFO3" style:family="paragraph"/>
    <style:style style:name="P37" style:parent-style-name="Standard" style:list-style-name="LFO3" style:family="paragraph"/>
    <style:style style:name="P38" style:parent-style-name="Standard" style:list-style-name="LFO3" style:family="paragraph"/>
    <style:style style:name="P39" style:parent-style-name="Standard" style:list-style-name="LFO3" style:family="paragraph"/>
    <style:style style:name="P40" style:parent-style-name="Standard" style:list-style-name="LFO3" style:family="paragraph"/>
    <style:style style:name="P41" style:parent-style-name="Standard" style:list-style-name="LFO3" style:family="paragraph"/>
    <style:style style:name="P42" style:parent-style-name="Standard" style:family="paragraph">
      <style:text-properties fo:language="es" fo:country="ES"/>
    </style:style>
    <style:style style:name="T43" style:parent-style-name="DefaultParagraphFont" style:family="text">
      <style:text-properties fo:language="en" fo:country="CA"/>
    </style:style>
    <style:style style:name="T44" style:parent-style-name="DefaultParagraphFont" style:family="text">
      <style:text-properties fo:color="#FF0000" fo:language="en" fo:country="CA"/>
    </style:style>
    <style:style style:name="T45" style:parent-style-name="DefaultParagraphFont" style:family="text">
      <style:text-properties fo:color="#FF0000" fo:language="en" fo:country="CA"/>
    </style:style>
    <style:style style:name="P46" style:parent-style-name="Standard" style:family="paragraph">
      <style:text-properties fo:language="en" fo:country="CA"/>
    </style:style>
    <style:style style:name="P47" style:parent-style-name="Standard" style:family="paragraph">
      <style:text-properties fo:language="fr" fo:country="CA"/>
    </style:style>
    <style:style style:name="P48" style:parent-style-name="Standard" style:family="paragraph">
      <style:text-properties fo:language="fr" fo:country="CA"/>
    </style:style>
    <style:style style:name="P49" style:parent-style-name="Standard" style:family="paragraph">
      <style:text-properties fo:language="fr" fo:country="CA"/>
    </style:style>
    <style:style style:name="P50" style:parent-style-name="Standard" style:family="paragraph">
      <style:text-properties fo:language="fr" fo:country="CA"/>
    </style:style>
    <style:style style:name="P51" style:parent-style-name="Standard" style:family="paragraph">
      <style:text-properties fo:language="fr" fo:country="CA"/>
    </style:style>
    <style:style style:name="P52" style:parent-style-name="Standard" style:family="paragraph">
      <style:text-properties fo:language="fr" fo:country="CA"/>
    </style:style>
    <style:style style:name="P53" style:parent-style-name="Standard" style:family="paragraph">
      <style:text-properties fo:language="fr" fo:country="CA"/>
    </style:style>
    <style:style style:name="P54" style:parent-style-name="Standard" style:family="paragraph">
      <style:text-properties fo:language="fr" fo:country="CA"/>
    </style:style>
    <style:style style:name="P55" style:parent-style-name="Standard" style:family="paragraph">
      <style:text-properties fo:language="fr" fo:country="CA"/>
    </style:style>
  </office:automatic-styles>
  <office:body>
    <office:text text:use-soft-page-breaks="true">
      <text:p text:style-name="P1">A brief introduction to the bash shell</text:p>
      <text:p text:style-name="Standard"/>
      <text:p text:style-name="Standard">Exercises</text:p>
      <text:p text:style-name="Standard">Short answers</text:p>
      <text:p text:style-name="Standard"/>
      <text:list text:style-name="LFO1" text:continue-numbering="true">
        <text:list-item>
          <text:p text:style-name="P2">What are some of the main advantages of using the shell?<text:s/><text:span text:style-name="T3">High action-to-keystroke ratio, support for automating repetitive tasks, capacity to access networked machines</text:span></text:p>
        </text:list-item>
        <text:list-item>
          <text:p text:style-name="P4">What are some of disadvantages?<text:s/><text:span text:style-name="T5">Primarily textual nature, cryptic commands and operation</text:span></text:p>
        </text:list-item>
        <text:list-item>
          <text:p text:style-name="P6">Name a few command lines that enable to read/write/operate on files. What are they used for?<text:s/><text:span text:style-name="T7">rm [file_name.ext] removes a file, mv [former_file_path] [new_file_path] moves a file</text:span></text:p>
        </text:list-item>
        <text:list-item>
          <text:p text:style-name="P8">What is an option, also called flag or switch?<text:s/><text:span text:style-name="T9">An option changes the behavior of a command</text:span></text:p>
        </text:list-item>
        <text:list-item>
          <text:p text:style-name="P10">What are arguments in a command line?<text:s/><text:span text:style-name="T11">Arguments tell the command what to operate on</text:span></text:p>
        </text:list-item>
        <text:list-item>
          <text:p text:style-name="P12">Can you tell the difference between relative and absolute paths?<text:s/><text:span text:style-name="T13">A relative path specifies a location starting from the current location whereas the absolute path specifies a location from the root of the file system</text:span></text:p>
        </text:list-item>
        <text:list-item>
          <text:p text:style-name="P14">What is Nano?<text:s/><text:span text:style-name="T15">Nano is a text editor (only text) (for more, on Linux use Emacs, Vim, Gedit or VScode, on Windows use Notepad++)</text:span></text:p>
        </text:list-item>
        <text:list-item>
          <text:p text:style-name="P16">You want to move a file to a folder and avoid overwriting another file with the same name. How can you make this move safely?<text:s/><text:span text:style-name="T17">Add -i (or --interactive) option with mv command to ask for confirmation before overwriting files</text:span></text:p>
        </text:list-item>
        <text:list-item>
          <text:p text:style-name="P18"/>
        </text:list-item>
      </text:list>
      <text:p text:style-name="Standard">True/False</text:p>
      <text:p text:style-name="Standard"/>
      <text:list text:style-name="LFO2" text:continue-numbering="true">
        <text:list-item>
          <text:p text:style-name="P19">We are always located somewhere in the file system<text:s/><text:span text:style-name="T20">True</text:span></text:p>
        </text:list-item>
        <text:list-item>
          <text:p text:style-name="P21">It is possible to be located in more than one place at once<text:s/><text:span text:style-name="T22">False</text:span></text:p>
        </text:list-item>
        <text:list-item>
          <text:p text:style-name="P23">You can choose multiple options after a command<text:s/><text:span text:style-name="T24">True</text:span></text:p>
        </text:list-item>
        <text:list-item>
          <text:p text:style-name="P25">Changing one directory at a time is the same as providing the full path to the final destination<text:s/><text:span text:style-name="T26">True</text:span></text:p>
        </text:list-item>
        <text:list-item>
          <text:p text:style-name="P27">Environmental variables are preceded by $<text:s/><text:span text:style-name="T28">True</text:span></text:p>
        </text:list-item>
        <text:list-item>
          <text:p text:style-name="P29">Good naming conventions of files include special characters<text:s/><text:span text:style-name="T30">False</text:span></text:p>
        </text:list-item>
      </text:list>
      <text:p text:style-name="Standard"/>
      <text:p text:style-name="Standard">Exercise 1</text:p>
      <text:list text:style-name="LFO3" text:continue-numbering="true">
        <text:list-item>
          <text:p text:style-name="P31">No (stay in data)</text:p>
        </text:list-item>
        <text:list-item>
          <text:p text:style-name="P32">Yes<text:span text:style-name="T33">, this won’t work as<text:s/></text:span><text:span text:style-name="T34">/ refers to the root directory</text:span></text:p>
        </text:list-item>
        <text:list-item>
          <text:p text:style-name="P35">No (Users)</text:p>
        </text:list-item>
        <text:list-item>
          <text:p text:style-name="P36">No (Users)</text:p>
        </text:list-item>
        <text:list-item>
          <text:p text:style-name="P37">Yes</text:p>
        </text:list-item>
        <text:list-item>
          <text:p text:style-name="P38">No (Users)</text:p>
        </text:list-item>
        <text:list-item>
          <text:p text:style-name="P39">Yes</text:p>
        </text:list-item>
        <text:list-item>
          <text:p text:style-name="P40">Yes</text:p>
        </text:list-item>
        <text:list-item>
          <text:p text:style-name="P41">Yes</text:p>
        </text:list-item>
      </text:list>
      <text:p text:style-name="Standard"/>
      <text:p text:style-name="Standard">Exercise 2</text:p>
      <text:p text:style-name="P42">2.1 d) original/ pnas_final/ pnas_sub/</text:p>
      <text:p text:style-name="Standard"><text:span text:style-name="T43">2.2 b)</text:span><text:span text:style-name="T44">, c) works as<text:s/></text:span><text:span text:style-name="T45">well by providing the absolute path</text:span></text:p>
      <text:p text:style-name="P46"/>
      <text:p text:style-name="P47">Exercise 3</text:p>
      <text:p text:style-name="P48">../raw</text:p>
      <text:p text:style-name="P49"/>
      <text:p text:style-name="P50">Exercise 4</text:p>
      <text:p text:style-name="P51">b) recombine</text:p>
      <text:p text:style-name="P52"/>
      <text:p text:style-name="Standard">Exercise 5</text:p>
      <text:p text:style-name="Standard">Copy the files in the directory</text:p>
      <text:p text:style-name="Standard">Error because it expects the last file name to be a directory name</text:p>
      <text:p text:style-name="Standard"/>
      <text:p text:style-name="P53">Exercise 6</text:p>
      <text:p text:style-name="P54">c) ls *t??ne.pdb</text:p>
      <text:p text:style-name="P55"/>
      <text:p text:style-name="Standard">Exercise 7</text:p>
      <text:p text:style-name="Standard">b) mv statstics.txt statistics.tx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138in" text:min-label-width="0.25in" text:list-level-position-and-space-mode="label-alignment">
          <style:list-level-label-alignment text:label-followed-by="listtab" fo:margin-left="0.6638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6638in" text:min-label-width="0.25in" text:list-level-position-and-space-mode="label-alignment">
          <style:list-level-label-alignment text:label-followed-by="listtab" fo:margin-left="0.9138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9138in" text:min-label-width="0.25in" text:list-level-position-and-space-mode="label-alignment">
          <style:list-level-label-alignment text:label-followed-by="listtab" fo:margin-left="1.1638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1638in" text:min-label-width="0.25in" text:list-level-position-and-space-mode="label-alignment">
          <style:list-level-label-alignment text:label-followed-by="listtab" fo:margin-left="1.4138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4138in" text:min-label-width="0.25in" text:list-level-position-and-space-mode="label-alignment">
          <style:list-level-label-alignment text:label-followed-by="listtab" fo:margin-left="1.6638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6638in" text:min-label-width="0.25in" text:list-level-position-and-space-mode="label-alignment">
          <style:list-level-label-alignment text:label-followed-by="listtab" fo:margin-left="1.9138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9138in" text:min-label-width="0.25in" text:list-level-position-and-space-mode="label-alignment">
          <style:list-level-label-alignment text:label-followed-by="listtab" fo:margin-left="2.1638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1638in" text:min-label-width="0.25in" text:list-level-position-and-space-mode="label-alignment">
          <style:list-level-label-alignment text:label-followed-by="listtab" fo:margin-left="2.4138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4138in" text:min-label-width="0.25in" text:list-level-position-and-space-mode="label-alignment">
          <style:list-level-label-alignment text:label-followed-by="listtab" fo:margin-left="2.6638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138in" text:min-label-width="0.25in" text:list-level-position-and-space-mode="label-alignment">
          <style:list-level-label-alignment text:label-followed-by="listtab" fo:margin-left="0.6638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6638in" text:min-label-width="0.25in" text:list-level-position-and-space-mode="label-alignment">
          <style:list-level-label-alignment text:label-followed-by="listtab" fo:margin-left="0.9138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9138in" text:min-label-width="0.25in" text:list-level-position-and-space-mode="label-alignment">
          <style:list-level-label-alignment text:label-followed-by="listtab" fo:margin-left="1.1638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1638in" text:min-label-width="0.25in" text:list-level-position-and-space-mode="label-alignment">
          <style:list-level-label-alignment text:label-followed-by="listtab" fo:margin-left="1.4138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4138in" text:min-label-width="0.25in" text:list-level-position-and-space-mode="label-alignment">
          <style:list-level-label-alignment text:label-followed-by="listtab" fo:margin-left="1.6638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6638in" text:min-label-width="0.25in" text:list-level-position-and-space-mode="label-alignment">
          <style:list-level-label-alignment text:label-followed-by="listtab" fo:margin-left="1.9138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9138in" text:min-label-width="0.25in" text:list-level-position-and-space-mode="label-alignment">
          <style:list-level-label-alignment text:label-followed-by="listtab" fo:margin-left="2.1638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1638in" text:min-label-width="0.25in" text:list-level-position-and-space-mode="label-alignment">
          <style:list-level-label-alignment text:label-followed-by="listtab" fo:margin-left="2.4138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4138in" text:min-label-width="0.25in" text:list-level-position-and-space-mode="label-alignment">
          <style:list-level-label-alignment text:label-followed-by="listtab" fo:margin-left="2.6638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djela Dimitrijevic</dc:creator>
    <meta:creation-date>2023-05-08T12:13:00Z</meta:creation-date>
    <dc:date>2023-05-09T13:57:00Z</dc:date>
    <meta:template xlink:href="Normal" xlink:type="simple"/>
    <meta:editing-cycles>36</meta:editing-cycles>
    <meta:editing-duration>PT13320S</meta:editing-duration>
    <meta:document-statistic meta:page-count="2" meta:paragraph-count="4" meta:word-count="316" meta:character-count="2115" meta:row-count="15" meta:non-whitespace-character-count="1803"/>
  </office:meta>
</office:document-meta>
</file>